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 fo:font-size="32pt" officeooo:rsid="0009aac4" officeooo:paragraph-rsid="0009aac4" style:font-name-asian="文泉驛微米黑" style:font-size-asian="32pt" style:font-size-complex="32pt"/>
    </style:style>
    <style:style style:name="P2" style:family="paragraph" style:parent-style-name="Standard">
      <style:text-properties style:font-name="文泉驛微米黑" fo:font-size="36pt" officeooo:rsid="0009aac4" officeooo:paragraph-rsid="0009aac4" style:font-name-asian="文泉驛微米黑" style:font-size-asian="36pt" style:font-size-complex="36pt"/>
    </style:style>
    <style:style style:name="P3" style:family="paragraph" style:parent-style-name="Standard">
      <style:text-properties style:font-name="文泉驛微米黑" fo:font-size="24pt" officeooo:rsid="0009aac4" officeooo:paragraph-rsid="0009aac4" style:font-name-asian="文泉驛微米黑" style:font-size-asian="24pt" style:font-size-complex="24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60pt" officeooo:rsid="000b54c2" style:font-size-asian="60pt" style:font-size-complex="6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　　</text:p>
      <text:p text:style-name="P1"><text:s text:c="6"/>106 台北市大安路一段96巷1號2樓之2</text:p>
      <text:p text:style-name="P2"/>
      <text:p text:style-name="P2"/>
      <text:p text:style-name="P2"/>
      <text:p text:style-name="P2"><text:s text:c="8"/><text:span text:style-name="T1">王 真 儀　教授　啟</text:span></text:p>
      <text:p text:style-name="P2"/>
      <text:p text:style-name="P2"><text:s text:c="9"/></text:p>
      <text:p text:style-name="P2"/>
      <text:p text:style-name="P2"><text:s text:c="8"/><text:span text:style-name="T4"><text:s text:c="13"/>33041 桃園縣桃園市民生路 236 巷 1 號</text:span></text:p>
      <text:p text:style-name="P3"><text:s text:c="70"/>呂　行 緘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edium" svg:font-family="'Ubuntu Medium'" style:font-pitch="variable"/>
    <style:font-face style:name="文泉驛微米黑" svg:font-family="文泉驛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tb-r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8:57:19.396428575</meta:creation-date>
    <dc:date>2014-07-24T19:06:59.487521319</dc:date>
    <meta:editing-duration>PT1M20S</meta:editing-duration>
    <meta:editing-cycles>3</meta:editing-cycles>
    <meta:generator>LibreOffice/4.2.4.2$Linux_X86_64 LibreOffice_project/420m0$Build-2</meta:generator>
    <meta:document-statistic meta:table-count="0" meta:image-count="0" meta:object-count="0" meta:page-count="1" meta:paragraph-count="6" meta:word-count="40" meta:character-count="177" meta:non-whitespace-character-count="49"/>
  </office:meta>
</office:document-meta>
</file>